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TMLVorformatiert" style:master-page-name="MP0" style:family="paragraph">
      <style:paragraph-properties fo:break-before="page"/>
      <style:text-properties fo:font-weight="bold" style:font-weight-asian="bold"/>
    </style:style>
    <style:style style:name="P2" style:parent-style-name="HTMLVorformatiert" style:family="paragraph">
      <style:text-properties fo:font-weight="bold" style:font-weight-asian="bold"/>
    </style:style>
    <style:style style:name="P3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4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6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7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8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9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10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1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12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1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1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1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1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18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19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0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2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3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4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5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6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7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8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29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0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2" style:parent-style-name="HTMLVorformatiert" style:family="paragraph">
      <style:text-properties fo:font-weight="bold" style:font-weight-asian="bold"/>
    </style:style>
    <style:style style:name="P33" style:parent-style-name="HTMLVorformatiert" style:family="paragraph">
      <style:text-properties fo:font-weight="bold" style:font-weight-asian="bold"/>
    </style:style>
    <style:style style:name="P34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5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6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7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8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39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40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4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42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43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4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4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4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4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4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4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5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/>
    </style:style>
    <style:style style:name="P5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2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3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4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5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6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7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8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59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60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  <style:style style:name="P6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0pt" style:font-size-asian="10pt" style:font-size-complex="10pt" style:language-asian="de" style:country-asian="DE" fo:hyphenate="true"/>
    </style:style>
  </office:automatic-styles>
  <office:body>
    <office:text text:use-soft-page-breaks="true">
      <text:p text:style-name="P1">Tabelle 2: Auswertung der K_alpha-Linien</text:p>
      <text:p text:style-name="P2"><text:s/></text:p>
      <text:p text:style-name="P3">Elt. <text:s/>| <text:s text:c="3"/>Z <text:s text:c="2"/>| <text:s text:c="4"/>Ea <text:s text:c="3"/>| <text:s text:c="4"/>dEa <text:s text:c="2"/>| <text:s text:c="4"/>sqrt(Ea) <text:s text:c="2"/>| <text:s/>d sqrt(Ea)</text:p>
      <text:p text:style-name="P4">---------------------------------------------------------------------</text:p>
      <text:p text:style-name="P5">Fe <text:s text:c="3"/>| <text:s text:c="3"/>26 <text:s/>| <text:s text:c="4"/>6410 <text:s/>| <text:s text:c="5"/>180 <text:s/>| <text:s text:c="4"/>80.062476 <text:s/>| <text:s text:c="3"/>1.124122</text:p>
      <text:p text:style-name="P6">Mo <text:s text:c="3"/>| <text:s text:c="3"/>42 <text:s/>| <text:s text:c="3"/>17480 <text:s/>| <text:s text:c="5"/>180 <text:s/>| <text:s text:c="3"/>132.211951 <text:s/>| <text:s text:c="3"/>0.680725</text:p>
      <text:p text:style-name="P7">Ti <text:s text:c="3"/>| <text:s text:c="3"/>22 <text:s/>| <text:s text:c="4"/>4520 <text:s/>| <text:s text:c="5"/>170 <text:s/>| <text:s text:c="4"/>67.230945 <text:s/>| <text:s text:c="3"/>1.264299</text:p>
      <text:p text:style-name="P8">Zr <text:s text:c="3"/>| <text:s text:c="3"/>40 <text:s/>| <text:s text:c="3"/>15860 <text:s/>| <text:s text:c="5"/>190 <text:s/>| <text:s text:c="3"/>125.936492 <text:s/>| <text:s text:c="3"/>0.754348</text:p>
      <text:p text:style-name="P9">Zn <text:s text:c="3"/>| <text:s text:c="3"/>30 <text:s/>| <text:s text:c="4"/>8740 <text:s/>| <text:s text:c="5"/>180 <text:s/>| <text:s text:c="4"/>93.487967 <text:s/>| <text:s text:c="3"/>0.962691</text:p>
      <text:p text:style-name="P10">Ag <text:s text:c="3"/>| <text:s text:c="3"/>47 <text:s/>| <text:s text:c="3"/>21990 <text:s/>| <text:s text:c="5"/>220 <text:s/>| <text:s text:c="3"/>148.290256 <text:s/>| <text:s text:c="3"/>0.741788</text:p>
      <text:p text:style-name="P11">Cu <text:s text:c="3"/>| <text:s text:c="3"/>29 <text:s/>| <text:s text:c="4"/>8130 <text:s/>| <text:s text:c="5"/>180 <text:s/>| <text:s text:c="4"/>90.166513 <text:s/>| <text:s text:c="3"/>0.998153</text:p>
      <text:p text:style-name="P12">Ni <text:s text:c="3"/>| <text:s text:c="3"/>28 <text:s/>| <text:s text:c="4"/>7550 <text:s/>| <text:s text:c="5"/>180 <text:s/>| <text:s text:c="4"/>86.890736 <text:s/>| <text:s text:c="3"/>1.035784</text:p>
      <text:p text:style-name="P13"/>
      <text:p text:style-name="P14"/>
      <text:p text:style-name="P15"/>
      <text:p text:style-name="P16">Tabelle 3:<text:s/>Auswertung der K_beta-Linien</text:p>
      <text:p text:style-name="P17"><text:s/></text:p>
      <text:p text:style-name="P18">Elt. <text:s/>| <text:s text:c="3"/>Z <text:s text:c="2"/>| <text:s text:c="4"/>Eb <text:s text:c="3"/>| <text:s text:c="4"/>dEb <text:s text:c="2"/>| <text:s text:c="4"/>sqrt(Eb) <text:s text:c="2"/>| <text:s/>d sqrt(Eb)</text:p>
      <text:p text:style-name="P19">---------------------------------------------------------------------</text:p>
      <text:p text:style-name="P20">Fe <text:s text:c="3"/>| <text:s text:c="3"/>26 <text:s/>| <text:s text:c="4"/>7070 <text:s/>| <text:s text:c="5"/>190 <text:s/>| <text:s text:c="4"/>84.083292 <text:s/>| <text:s text:c="3"/>1.129832</text:p>
      <text:p text:style-name="P21">Mo <text:s text:c="3"/>| <text:s text:c="3"/>42 <text:s/>| <text:s text:c="3"/>19570 <text:s/>| <text:s text:c="5"/>190 <text:s/>| <text:s text:c="3"/>139.892816 <text:s/>| <text:s text:c="3"/>0.679091</text:p>
      <text:p text:style-name="P22">Ti <text:s text:c="3"/>| <text:s text:c="3"/>22 <text:s/>| <text:s text:c="4"/>5040 <text:s/>| <text:s text:c="5"/>100 <text:s/>| <text:s text:c="4"/>70.992957 <text:s/>| <text:s text:c="3"/>0.704295</text:p>
      <text:p text:style-name="P23">Zr <text:s text:c="3"/>| <text:s text:c="3"/>40 <text:s/>| <text:s text:c="3"/>17730 <text:s/>| <text:s text:c="5"/>190 <text:s/>| <text:s text:c="3"/>133.154046 <text:s/>| <text:s text:c="3"/>0.713459</text:p>
      <text:p text:style-name="P24">Zn <text:s text:c="3"/>| <text:s text:c="3"/>30 <text:s/>| <text:s text:c="4"/>9690 <text:s/>| <text:s text:c="5"/>210 <text:s/>| <text:s text:c="4"/>98.437798 <text:s/>| <text:s text:c="3"/>1.066663</text:p>
      <text:p text:style-name="P25">Ag <text:s text:c="3"/>| <text:s text:c="3"/>47 <text:s/>| <text:s text:c="3"/>24650 <text:s/>| <text:s text:c="5"/>250 <text:s/>| <text:s text:c="3"/>157.003185 <text:s/>| <text:s text:c="3"/>0.796162</text:p>
      <text:p text:style-name="P26">Cu <text:s text:c="3"/>| <text:s text:c="3"/>29 <text:s/>| <text:s text:c="4"/>9010 <text:s/>| <text:s text:c="5"/>220 <text:s/>| <text:s text:c="4"/>94.921020 <text:s/>| <text:s text:c="3"/>1.158858</text:p>
      <text:p text:style-name="P27">Ni <text:s text:c="3"/>| <text:s text:c="3"/>28 <text:s/>| <text:s text:c="4"/>8350 <text:s/>| <text:s text:c="5"/>210 <text:s/>| <text:s text:c="4"/>91.378334 <text:s/>| <text:s text:c="3"/>1.149069</text:p>
      <text:p text:style-name="P28"/>
      <text:p text:style-name="P29"/>
      <text:p text:style-name="P30"/>
      <text:p text:style-name="P31"/>
      <text:p text:style-name="P32">Tabelle 2: Auswertung der K_alpha-Linien</text:p>
      <text:p text:style-name="P33"><text:s/></text:p>
      <text:p text:style-name="P34">Elt. <text:s/>| <text:s text:c="3"/>Z <text:s text:c="2"/>| <text:s text:c="4"/>Ea <text:s text:c="3"/>| <text:s text:c="4"/>dEa <text:s text:c="2"/>| <text:s text:c="4"/>sqrt(Ea) <text:s text:c="2"/>| <text:s/>d sqrt(Ea)</text:p>
      <text:p text:style-name="P35">---------------------------------------------------------------------</text:p>
      <text:p text:style-name="P36">Fe <text:s text:c="3"/>| <text:s text:c="3"/>26 <text:s/>| <text:s text:c="4"/>6410 <text:s/>| <text:s text:c="5"/>180 <text:s/>| <text:s text:c="4"/>80.062476 <text:s/>| <text:s text:c="3"/>1.124122</text:p>
      <text:p text:style-name="P37">Mo <text:s text:c="3"/>| <text:s text:c="3"/>42 <text:s/>| <text:s text:c="3"/>17480 <text:s/>| <text:s text:c="5"/>180 <text:s/>| <text:s text:c="3"/>132.211951 <text:s/>| <text:s text:c="3"/>0.680725</text:p>
      <text:p text:style-name="P38">Ti <text:s text:c="3"/>| <text:s text:c="3"/>22 <text:s/>| <text:s text:c="4"/>4520 <text:s/>| <text:s text:c="5"/>170 <text:s/>| <text:s text:c="4"/>67.230945 <text:s/>| <text:s text:c="3"/>1.264299</text:p>
      <text:p text:style-name="P39">Zr <text:s text:c="3"/>| <text:s text:c="3"/>40 <text:s/>| <text:s text:c="3"/>15860 <text:s/>| <text:s text:c="5"/>190 <text:s/>| <text:s text:c="3"/>125.936492 <text:s/>| <text:s text:c="3"/>0.754348</text:p>
      <text:p text:style-name="P40">Zn <text:s text:c="3"/>| <text:s text:c="3"/>30 <text:s/>| <text:s text:c="4"/>8740 <text:s/>| <text:s text:c="5"/>180 <text:s/>| <text:s text:c="4"/>93.487967 <text:s/>| <text:s text:c="3"/>0.962691</text:p>
      <text:p text:style-name="P41">Ag <text:s text:c="3"/>| <text:s text:c="3"/>47 <text:s/>| <text:s text:c="3"/>21990 <text:s/>| <text:s text:c="5"/>220 <text:s/>| <text:s text:c="3"/>148.290256 <text:s/>| <text:s text:c="3"/>0.741788</text:p>
      <text:p text:style-name="P42">Cu <text:s text:c="3"/>| <text:s text:c="3"/>29 <text:s/>| <text:s text:c="4"/>8130 <text:s/>| <text:s text:c="5"/>180 <text:s/>| <text:s text:c="4"/>90.166513 <text:s/>| <text:s text:c="3"/>0.998153</text:p>
      <text:p text:style-name="P43">Ni <text:s text:c="3"/>| <text:s text:c="3"/>28 <text:s/>| <text:s text:c="4"/>7550 <text:s/>| <text:s text:c="5"/>180 <text:s/>| <text:s text:c="4"/>86.890736 <text:s/>| <text:s text:c="3"/>1.035784</text:p>
      <text:p text:style-name="P44"/>
      <text:p text:style-name="P45"/>
      <text:p text:style-name="P46"/>
      <text:p text:style-name="P47"/>
      <text:p text:style-name="P48"/>
      <text:p text:style-name="P49">Tabelle 3: Auswertung der K_beta-Linien</text:p>
      <text:p text:style-name="P50"><text:s/></text:p>
      <text:p text:style-name="P51">Elt. <text:s/>| <text:s text:c="3"/>Z <text:s text:c="2"/>| <text:s text:c="4"/>Eb <text:s text:c="3"/>| <text:s text:c="4"/>dEb <text:s text:c="2"/>| <text:s text:c="4"/>sqrt(Eb) <text:s text:c="2"/>| <text:s/>d sqrt(Eb)</text:p>
      <text:p text:style-name="P52">---------------------------------------------------------------------</text:p>
      <text:p text:style-name="P53">Fe <text:s text:c="3"/>| <text:s text:c="3"/>26 <text:s/>| <text:s text:c="4"/>7070 <text:s/>| <text:s text:c="5"/>190 <text:s/>| <text:s text:c="4"/>84.083292 <text:s/>| <text:s text:c="3"/>1.129832</text:p>
      <text:p text:style-name="P54">Mo <text:s text:c="3"/>| <text:s text:c="3"/>42 <text:s/>| <text:s text:c="3"/>19570 <text:s/>| <text:s text:c="5"/>190 <text:s/>| <text:s text:c="3"/>139.892816 <text:s/>| <text:s text:c="3"/>0.679091</text:p>
      <text:p text:style-name="P55">Ti <text:s text:c="3"/>| <text:s text:c="3"/>22 <text:s/>| <text:s text:c="4"/>5040 <text:s/>| <text:s text:c="5"/>100 <text:s/>| <text:s text:c="4"/>70.992957 <text:s/>| <text:s text:c="3"/>0.704295</text:p>
      <text:p text:style-name="P56">Zr <text:s text:c="3"/>| <text:s text:c="3"/>40 <text:s/>| <text:s text:c="3"/>17730 <text:s/>| <text:s text:c="5"/>190 <text:s/>| <text:s text:c="3"/>133.154046 <text:s/>| <text:s text:c="3"/>0.713459</text:p>
      <text:p text:style-name="P57">Zn <text:s text:c="3"/>| <text:s text:c="3"/>30 <text:s/>| <text:s text:c="4"/>9690 <text:s/>| <text:s text:c="5"/>210 <text:s/>| <text:s text:c="4"/>98.437798 <text:s/>| <text:s text:c="3"/>1.066663</text:p>
      <text:p text:style-name="P58">Ag <text:s text:c="3"/>| <text:s text:c="3"/>47 <text:s/>| <text:s text:c="3"/>24650 <text:s/>| <text:s text:c="5"/>250 <text:s/>| <text:s text:c="3"/>157.003185 <text:s/>| <text:s text:c="3"/>0.796162</text:p>
      <text:p text:style-name="P59">Cu <text:s text:c="3"/>| <text:s text:c="3"/>29 <text:s/>| <text:s text:c="4"/>9010 <text:s/>| <text:s text:c="5"/>220 <text:s/>| <text:s text:c="4"/>94.921020 <text:s/>| <text:s text:c="3"/>1.158858</text:p>
      <text:p text:style-name="P60">Ni <text:s text:c="3"/>| <text:s text:c="3"/>28 <text:s/>| <text:s text:c="4"/>8350 <text:s/>| <text:s text:c="5"/>210 <text:s/>| <text:s text:c="4"/>91.378334 <text:s/>| <text:s text:c="3"/>1.149069</text:p>
      <text:p text:style-name="P6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meier</meta:initial-creator>
    <dc:creator>peter meier</dc:creator>
    <meta:creation-date>2017-05-21T15:28:00Z</meta:creation-date>
    <dc:date>2017-05-22T13:59:00Z</dc:date>
    <meta:template xlink:href="Normal.dotm" xlink:type="simple"/>
    <meta:editing-cycles>3</meta:editing-cycles>
    <meta:editing-duration>PT0S</meta:editing-duration>
    <meta:document-statistic meta:page-count="1" meta:paragraph-count="5" meta:word-count="408" meta:character-count="2979" meta:row-count="21" meta:non-whitespace-character-count="2576"/>
  </office:meta>
</office:document-meta>
</file>